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2" style:family="paragraph" style:parent-style-name="Text_20_body">
      <style:text-properties style:font-name="Arial1" fo:font-weight="bold" officeooo:rsid="002c3e87" officeooo:paragraph-rsid="001d1712" style:font-weight-asian="bold" style:font-weight-complex="bold"/>
    </style:style>
    <style:style style:name="P3" style:family="paragraph" style:parent-style-name="Text_20_body">
      <style:text-properties fo:font-variant="normal" fo:text-transform="none" fo:color="#222222" style:font-name="Arial" fo:font-size="12pt" fo:letter-spacing="normal" fo:language="pt" fo:country="PT" fo:font-style="normal" fo:font-weight="normal" officeooo:rsid="000cf68a" officeooo:paragraph-rsid="001d1712"/>
    </style:style>
    <style:style style:name="P4" style:family="paragraph" style:parent-style-name="Text_20_body">
      <style:paragraph-properties fo:text-align="justify" style:justify-single-word="false"/>
      <style:text-properties style:font-name="Arial" officeooo:rsid="000cf68a" officeooo:paragraph-rsid="001d1712"/>
    </style:style>
    <style:style style:name="P5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16928d"/>
    </style:style>
    <style:style style:name="P6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paragraph-rsid="0020a6ee"/>
    </style:style>
    <style:style style:name="P7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" fo:font-size="12pt" fo:letter-spacing="normal" fo:language="pt" fo:country="PT" fo:font-style="normal" fo:font-weight="normal" officeooo:rsid="001bff2f" officeooo:paragraph-rsid="001bff2f"/>
    </style:style>
    <style:style style:name="P8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1d1712"/>
    </style:style>
    <style:style style:name="P9" style:family="paragraph" style:parent-style-name="Text_20_body">
      <style:paragraph-properties fo:margin-left="0cm" fo:margin-right="0cm" fo:text-align="justify" style:justify-single-word="false" fo:widows="1" fo:text-indent="0cm" style:auto-text-indent="false"/>
      <style:text-properties fo:font-variant="normal" fo:text-transform="none" fo:color="#222222" style:font-name="Arial1" fo:font-size="12pt" fo:letter-spacing="normal" fo:language="pt" fo:country="PT" fo:font-style="normal" fo:font-weight="normal" officeooo:rsid="002af4d3" officeooo:paragraph-rsid="0020a6ee"/>
    </style:style>
    <style:style style:name="T1" style:family="text">
      <style:text-properties fo:font-weight="bold" officeooo:rsid="000cf68a" style:font-weight-asian="bold" style:font-weight-complex="bold"/>
    </style:style>
    <style:style style:name="T2" style:family="text">
      <style:text-properties officeooo:rsid="000cf68a"/>
    </style:style>
    <style:style style:name="T3" style:family="text">
      <style:text-properties officeooo:rsid="001bff2f"/>
    </style:style>
    <style:style style:name="T4" style:family="text">
      <style:text-properties officeooo:rsid="002c3456"/>
    </style:style>
    <style:style style:name="T5" style:family="text">
      <style:text-properties fo:font-variant="normal" fo:text-transform="none" fo:color="#222222" style:font-name="Arial" fo:font-size="12pt" fo:letter-spacing="normal" fo:language="pt" fo:country="PT" fo:font-style="normal" fo:font-weight="normal" officeooo:rsid="000cf68a"/>
    </style:style>
    <style:style style:name="T6" style:family="text">
      <style:text-properties fo:font-variant="normal" fo:text-transform="none" fo:color="#222222" fo:font-size="12pt" fo:letter-spacing="normal" fo:language="pt" fo:country="PT" fo:font-style="normal" fo:font-weight="normal"/>
    </style:style>
    <style:style style:name="T7" style:family="text">
      <style:text-properties style:font-name="Arial" officeooo:rsid="000cf68a"/>
    </style:style>
    <style:style style:name="T8" style:family="text">
      <style:text-properties fo:font-size="10.5pt"/>
    </style:style>
    <style:style style:name="T9" style:family="text">
      <style:text-properties fo:font-size="10.5pt" officeooo:rsid="001c732d"/>
    </style:style>
    <style:style style:name="T10" style:family="text">
      <style:text-properties fo:font-size="10.5pt" officeooo:rsid="001cb648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m1" text:anchor-type="char" svg:y="0cm" svg:width="8.888cm" svg:height="6.666cm" draw:z-index="0"><draw:image xlink:href="../tijelas.jpg" xlink:type="simple" xlink:show="embed" xlink:actuate="onLoad" loext:mime-type="image/jpe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Este é um projeto que produz sopa de batata doce e soja com máquinas de produção alimentar.</text:p>
      <text:p text:style-name="P6"><text:span text:style-name="T3">Tem como objetivo alcançar uma população mais desfavorecida. </text:span></text:p>
      <text:p text:style-name="P6"><text:span text:style-name="T3">Ao mesmo tempo é um projeto com viabilidade para qualquer país seja qual for a economia em que estiver inserido. </text:span></text:p>
      <text:p text:style-name="P6"><text:span text:style-name="T3">Sendo um projeto de carisma agrícola, pretende dar </text:span><text:span text:style-name="T1">automatismo à produção de alimentos</text:span><text:span text:style-name="T2">, tendo como viabilidade o facto de serem unidades de produção automatizada com custos de manutenção mínimas após construídas, são totalmente ecológicas e servem-se dos recursos naturais para funcionar em pleno. </text:span></text:p>
      <text:p text:style-name="P6"><text:span text:style-name="T2">Economicamente têm só os custos iniciais da construção de todo o mecanismo inerente ao projeto.</text:span></text:p>
      <text:p text:style-name="P1"/>
      <text:p text:style-name="P2">Programa de ajuda humanitária</text:p>
      <text:p text:style-name="P4"><text:span text:style-name="T6">A construção de unidades para distribuir em locais onde há pessoas que não podem pagar, vai ser feita com os lucros das unidades distribuídas em países ricos.</text:span></text:p>
      <text:p text:style-name="P3">As unidades em países ricos vão cobrar entre 1 e 3 euros a dose, conforme as práticas do negócio local, onde cada unidade for colocada. Desta forma prevê-se que cada unidade fique paga entre 150 a 400 dias.</text:p>
      <text:p text:style-name="P3">Como se pode ver, o rácio de investimento é muito bom.</text:p>
      <text:p text:style-name="P8"><text:span text:style-name="t1"><text:span text:style-name="T7">O</text:span></text:span><text:span text:style-name="T7"> lucro de cada maquina em países ricos serve para a construção de novas máquinas </text:span><text:span text:style-name="t2"><text:span text:style-name="T7">para dar aos mais desfavorecidos, sendo que o objetivo principal será, não o lucro, mas a distribuição, o mais equitativa possível, de alimentação básica pelos sítios mais carenciados.</text:span></text:span></text:p>
      <text:p text:style-name="P8"><text:span text:style-name="t2"><text:span text:style-name="T5"/></text:span></text:p>
      <text:p text:style-name="P9"><text:span text:style-name="t2"><text:span text:style-name="T7">São facilmente lucrativas nos países desenvolvidos e é projetada para cobrir as necessidades alimentares básicas em países subdesenvolvidos, nesses com custo por </text:span></text:span><text:soft-page-break/><text:span text:style-name="t2"><text:span text:style-name="T7">dose reduzida ou zero. É um projeto com autonomia e economicamente viável, que acredito ser um trunfo para o bem-estar de muitas pessoas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t1" style:family="text" style:parent-style-name="Default_20_Paragraph_20_Font"/>
    <style:style style:name="t2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18:07:51.168000000</meta:creation-date>
    <dc:date>2019-06-09T22:47:43.930000000</dc:date>
    <meta:editing-duration>P5DT2H14M49S</meta:editing-duration>
    <meta:editing-cycles>7</meta:editing-cycles>
    <meta:generator>LibreOffice/6.2.4.2$Windows_X86_64 LibreOffice_project/2412653d852ce75f65fbfa83fb7e7b669a126d64</meta:generator>
    <meta:document-statistic meta:table-count="0" meta:image-count="1" meta:object-count="0" meta:page-count="2" meta:paragraph-count="11" meta:word-count="271" meta:character-count="1670" meta:non-whitespace-character-count="1407"/>
  </office:meta>
</office:document-meta>
</file>